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2cm" fo:min-width="9.91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054cm" fo:min-width="9.80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52cm" fo:min-width="9.806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584cm" fo:min-width="7.17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16cm" fo:min-width="12.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052cm" fo:min-width="12.6cm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132cm" fo:min-width="2.32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line-height="100%" fo:text-align="start"/>
    </style:style>
    <style:style style:name="P4" style:family="paragraph">
      <loext:graphic-properties draw:fill-color="#ffffff"/>
      <style:paragraph-properties fo:line-height="150%"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0pt" fo:font-weight="bold"/>
    </style:style>
    <style:style style:name="P11" style:family="paragraph">
      <loext:graphic-properties draw:fill="none" draw:fill-color="#ffffff"/>
      <style:text-properties fo:font-size="20pt" fo:font-weight="bold"/>
    </style:style>
    <style:style style:name="P12" style:family="paragraph">
      <loext:graphic-properties draw:fill-color="#ffffff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4" draw:layer="layout" svg:width="10.414cm" svg:height="3.302cm" svg:x="11.684cm" svg:y="13.316cm">
          <text:p text:style-name="P1"><text:span text:style-name="T1">struct net_bridge_port</text:span></text:p>
          <text:list text:style-name="L1">
            <text:list-item>
              <text:p text:style-name="P2">struct net_bridge *br</text:p>
            </text:list-item>
            <text:list-item>
              <text:p text:style-name="P3">Struct net_device *dev</text:p>
            </text:list-item>
            <text:list-item>
              <text:p text:style-name="P3">struct list_head list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0.306cm" svg:height="3.304cm" svg:x="0.87cm" svg:y="0.76cm">
          <text:p text:style-name="P1"><text:span text:style-name="T1">struct net_device </text:span><text:span text:style-name="T2">(bond0)</text:span></text:p>
          <text:list text:style-name="L1">
            <text:list-item>
              <text:p text:style-name="P2"><text:span text:style-name="T3">rx_handler_func_t *rx_handler</text:span></text:p>
            </text:list-item>
            <text:list-item>
              <text:p text:style-name="P5"><text:span text:style-name="T3">void *rx_handler_dat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306cm" svg:height="3.302cm" svg:x="0.87cm" svg:y="4.062cm">
          <text:p text:style-name="P1"><text:span text:style-name="T1">struct bonding</text:span></text:p>
          <text:list text:style-name="L1">
            <text:list-item>
              <text:p text:style-name="P2">struct slave *curr_active_slav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874cm" svg:height="2.032cm" svg:x="12.7cm" svg:y="0.262cm">
          <text:p text:style-name="P6">netif_receive_skb(skb)</text:p>
          <text:p text:style-name="P6">// skb→dev = bon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3.1cm" svg:height="1.666cm" svg:x="21.844cm" svg:y="0.368cm">
          <text:p text:style-name="P6"><text:span text:style-name="T1">struct </text:span><text:span text:style-name="T1">net_d</text:span><text:span text:style-name="T1">evice </text:span><text:span text:style-name="T2">(xenb</text:span><text:span text:style-name="T2">r0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3.1cm" svg:height="3.302cm" svg:x="21.844cm" svg:y="2.032cm">
          <text:p text:style-name="P1"><text:span text:style-name="T1">struct net_bridge</text:span></text:p>
          <text:list text:style-name="L1">
            <text:list-item>
              <text:p text:style-name="P2">struct list_head port_list</text:p>
            </text:list-item>
            <text:list-item>
              <text:p text:style-name="P3">struct hlist_head hash[BR_HASH_SIZE]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874cm" svg:height="2.032cm" svg:x="12.701cm" svg:y="3.363cm">
          <text:p text:style-name="P6">br_handle_frame</text:p>
          <text:p text:style-name="P6">// check bridge 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7.874cm" svg:height="2.032cm" svg:x="12.702cm" svg:y="6.664cm">
          <text:p text:style-name="P6">br_forw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7.874cm" svg:height="2.032cm" svg:x="12.703cm" svg:y="9.765cm">
          <text:p text:style-name="P6">set skb→dev = vif1.0</text:p>
          <text:p text:style-name="P6">call vif1.0.ndo_start_x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9" draw:layer="layout" svg:x1="10.414cm" svg:y1="2.54cm" svg:x2="14.224cm" svg:y2="3.81cm">
          <text:p/>
        </draw:line>
        <draw:line draw:style-name="gr8" draw:text-style-name="P9" draw:layer="layout" svg:x1="16.71cm" svg:y1="2.294cm" svg:x2="16.71cm" svg:y2="3.363cm">
          <text:p/>
        </draw:line>
        <draw:line draw:style-name="gr8" draw:text-style-name="P9" draw:layer="layout" svg:x1="16.71cm" svg:y1="5.394cm" svg:x2="16.71cm" svg:y2="6.664cm">
          <text:p/>
        </draw:line>
        <draw:line draw:style-name="gr8" draw:text-style-name="P9" draw:layer="layout" svg:x1="16.71cm" svg:y1="8.694cm" svg:x2="16.71cm" svg:y2="9.763cm">
          <text:p/>
        </draw:line>
        <draw:frame draw:style-name="gr9" draw:text-style-name="P11" draw:layer="layout" svg:width="0.875cm" svg:height="1.038cm" svg:x="11.571cm" svg:y="2.032cm">
          <draw:text-box>
            <text:p text:style-name="P10">=</text:p>
          </draw:text-box>
        </draw:frame>
        <draw:line draw:style-name="gr10" draw:text-style-name="P9" draw:layer="layout" svg:x1="8.128cm" svg:y1="3.302cm" svg:x2="11.684cm" svg:y2="3.302cm">
          <text:p/>
        </draw:line>
        <draw:line draw:style-name="gr7" draw:text-style-name="P9" draw:layer="layout" svg:x1="11.684cm" svg:y1="3.302cm" svg:x2="11.684cm" svg:y2="13.316cm">
          <text:p/>
        </draw:line>
        <draw:line draw:style-name="gr10" draw:text-style-name="P9" draw:layer="layout" svg:x1="17.78cm" svg:y1="16.256cm" svg:x2="32.766cm" svg:y2="16.256cm">
          <text:p/>
        </draw:line>
        <draw:line draw:style-name="gr7" draw:text-style-name="P9" draw:layer="layout" svg:x1="32.766cm" svg:y1="16.256cm" svg:x2="32.766cm" svg:y2="5.334cm">
          <text:p/>
        </draw:line>
        <draw:line draw:style-name="gr10" draw:text-style-name="P9" draw:layer="layout" svg:x1="12.446cm" svg:y1="15.494cm" svg:x2="3.81cm" svg:y2="15.494cm">
          <text:p/>
        </draw:line>
        <draw:line draw:style-name="gr7" draw:text-style-name="P9" draw:layer="layout" svg:x1="3.81cm" svg:y1="15.494cm" svg:x2="3.81cm" svg:y2="7.364cm">
          <text:p/>
        </draw:line>
        <draw:custom-shape draw:style-name="gr4" draw:text-style-name="P7" draw:layer="layout" svg:width="7.874cm" svg:height="2.032cm" svg:x="23.803cm" svg:y="9.765cm">
          <text:p text:style-name="P6">xenvif_start_x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3.226cm" svg:height="0.762cm" svg:x="20.577cm" svg:y="10.3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2-28T14:33:44.928092155</dc:date>
    <meta:editing-duration>PT4H36M56S</meta:editing-duration>
    <meta:editing-cycles>444</meta:editing-cycles>
    <meta:generator>LibreOffice/5.1.4.2$Linux_X86_64 LibreOffice_project/10m0$Build-2</meta:generator>
    <meta:document-statistic meta:object-count="45"/>
  </office:meta>
</office:document-meta>
</file>